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58ed" officeooo:paragraph-rsid="001da4dc"/>
    </style:style>
    <style:style style:name="P2" style:family="paragraph" style:parent-style-name="Standard">
      <style:text-properties officeooo:rsid="001da4dc" officeooo:paragraph-rsid="001da4dc"/>
    </style:style>
    <style:style style:name="P3" style:family="paragraph" style:parent-style-name="Standard">
      <style:text-properties officeooo:rsid="001da4dc" officeooo:paragraph-rsid="00230976"/>
    </style:style>
    <style:style style:name="P4" style:family="paragraph" style:parent-style-name="Standard">
      <style:text-properties fo:font-weight="bold" officeooo:rsid="001da4dc" officeooo:paragraph-rsid="001da4dc" style:font-weight-asian="bold" style:font-weight-complex="bold"/>
    </style:style>
    <style:style style:name="P5" style:family="paragraph" style:parent-style-name="Standard">
      <style:text-properties fo:font-style="italic" officeooo:rsid="001c58ed" officeooo:paragraph-rsid="001da4dc" style:font-style-asian="italic" style:font-style-complex="italic"/>
    </style:style>
    <style:style style:name="P6" style:family="paragraph" style:parent-style-name="Standard">
      <style:text-properties fo:font-style="italic" officeooo:rsid="00278ca8" officeooo:paragraph-rsid="00278ca8" style:font-style-asian="italic" style:font-style-complex="italic"/>
    </style:style>
    <style:style style:name="P7" style:family="paragraph" style:parent-style-name="Standard">
      <style:text-properties officeooo:rsid="001d00ad" officeooo:paragraph-rsid="00230976"/>
    </style:style>
    <style:style style:name="P8" style:family="paragraph" style:parent-style-name="Standard">
      <style:text-properties officeooo:rsid="00230976" officeooo:paragraph-rsid="00266123"/>
    </style:style>
    <style:style style:name="P9" style:family="paragraph" style:parent-style-name="Standard">
      <style:text-properties fo:font-style="normal" officeooo:rsid="00278ca8" officeooo:paragraph-rsid="00278ca8" style:font-style-asian="normal" style:font-style-complex="normal"/>
    </style:style>
    <style:style style:name="P10" style:family="paragraph" style:parent-style-name="Standard">
      <style:text-properties officeooo:paragraph-rsid="002a3502"/>
    </style:style>
    <style:style style:name="P11" style:family="paragraph" style:parent-style-name="Standard">
      <style:text-properties officeooo:rsid="002a3502" officeooo:paragraph-rsid="002a3502"/>
    </style:style>
    <style:style style:name="P12" style:family="paragraph" style:parent-style-name="Standard">
      <style:text-properties fo:font-weight="bold" officeooo:rsid="00278ca8" officeooo:paragraph-rsid="001da4dc" style:font-weight-asian="bold" style:font-weight-complex="bold"/>
    </style:style>
    <style:style style:name="P13" style:family="paragraph" style:parent-style-name="Standard">
      <style:text-properties fo:font-style="italic" officeooo:rsid="00316e07" officeooo:paragraph-rsid="00316e07" style:font-style-asian="italic" style:font-style-complex="italic"/>
    </style:style>
    <style:style style:name="P14" style:family="paragraph" style:parent-style-name="Standard">
      <style:text-properties officeooo:rsid="00266123" officeooo:paragraph-rsid="00230976"/>
    </style:style>
    <style:style style:name="P15" style:family="paragraph" style:parent-style-name="Standard">
      <style:text-properties fo:font-style="normal" officeooo:rsid="002edc25" officeooo:paragraph-rsid="002edc25" style:font-style-asian="normal" style:font-style-complex="normal"/>
    </style:style>
    <style:style style:name="P16" style:family="paragraph" style:parent-style-name="Standard">
      <style:text-properties officeooo:rsid="001da4dc" officeooo:paragraph-rsid="001da4dc"/>
    </style:style>
    <style:style style:name="P17" style:family="paragraph" style:parent-style-name="Standard">
      <style:text-properties officeooo:rsid="00330cba" officeooo:paragraph-rsid="00330cba"/>
    </style:style>
    <style:style style:name="T1" style:family="text">
      <style:text-properties officeooo:rsid="001d00ad"/>
    </style:style>
    <style:style style:name="T2" style:family="text">
      <style:text-properties officeooo:rsid="001da4dc"/>
    </style:style>
    <style:style style:name="T3" style:family="text">
      <style:text-properties fo:font-style="italic" style:font-style-asian="italic" style:font-style-complex="italic"/>
    </style:style>
    <style:style style:name="T4" style:family="text">
      <style:text-properties fo:font-style="italic" officeooo:rsid="00230976" style:font-style-asian="italic" style:font-style-complex="italic"/>
    </style:style>
    <style:style style:name="T5" style:family="text">
      <style:text-properties fo:font-style="italic" officeooo:rsid="001da4d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230976"/>
    </style:style>
    <style:style style:name="T8" style:family="text">
      <style:text-properties officeooo:rsid="00266123"/>
    </style:style>
    <style:style style:name="T9" style:family="text">
      <style:text-properties officeooo:rsid="002acc9a"/>
    </style:style>
    <style:style style:name="T10" style:family="text">
      <style:text-properties fo:font-style="normal" officeooo:rsid="002acc9a" style:font-style-asian="normal" style:font-style-complex="normal"/>
    </style:style>
    <style:style style:name="T11" style:family="text">
      <style:text-properties officeooo:rsid="002c9979"/>
    </style:style>
    <style:style style:name="T12" style:family="text">
      <style:text-properties officeooo:rsid="002f08fe"/>
    </style:style>
    <style:style style:name="T13" style:family="text">
      <style:text-properties officeooo:rsid="002fe892"/>
    </style:style>
    <style:style style:name="T1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hat’s in a Name? An Introduction to Data Exploration in Python (Teen Track)</text:p>
      <text:p text:style-name="P2">This tutorial introduces SciPy analysis and visualization tools by exploring the Social Security Administration’s baby names data set within a Jupyter notebook environment. <text:span text:style-name="T9">We will cover basics of Python and NumPy syntax and matplotlib scatter plots.</text:span> <text:span text:style-name="T8">The day closes </text:span>with a mini-project intended to increase participants’ confidence in creating their own routines for data analysis.</text:p>
      <text:p text:style-name="P2"/>
      <text:p text:style-name="P2"><text:span text:style-name="T6">Tentative Schedule</text:span></text:p>
      <text:p text:style-name="P13">Note</text:p>
      <text:p text:style-name="P15"><text:span text:style-name="T13">The breaks included in this schedule are a minimum; I may include more as appropriate for the room. </text:span>I <text:span text:style-name="T13">will</text:span> pace the class using Software Carpentry <text:span text:style-name="T13">teaching</text:span> methods, <text:span text:style-name="T13">e.g.,</text:span> passing out green and red post-it notes to each student and suggesting that they put a green post-it on their computer if they are finished with a task, and a red post-it if they need help. </text:p>
      <text:p text:style-name="P15"/>
      <text:p text:style-name="P6">8am-9am (optional)</text:p>
      <text:p text:style-name="P9"><text:span text:style-name="T11">A free hour before the tutorial for installation assistance</text:span>, for those who have had <text:span text:style-name="T11">difficulty with</text:span> installing Python or checking for correct dependencies. </text:p>
      <text:p text:style-name="P5"/>
      <text:p text:style-name="P5">9<text:span text:style-name="T2">am</text:span>-10:<text:span text:style-name="T7">30</text:span>am</text:p>
      <text:p text:style-name="P3">Introduction to Ipython/Jupyter notebooks. <text:span text:style-name="T7">Introduction to basic Python syntax: data types, if statements, for loops, indexing, and slicing. Introduction to importing packages, with some practice using the math package.</text:span></text:p>
      <text:p text:style-name="P1"/>
      <text:p text:style-name="P1"><text:span text:style-name="T3">10:</text:span><text:span text:style-name="T4">4</text:span><text:span text:style-name="T3">5</text:span><text:span text:style-name="T5">am</text:span><text:span text:style-name="T3">-12</text:span><text:span text:style-name="T5">pm</text:span></text:p>
      <text:p text:style-name="P8">Introduction to basics of NumPy: <text:span text:style-name="T2">array </text:span>creation, array<text:span text:style-name="T2"> indexing, </text:span>and <text:span text:style-name="T2">loading data from text files </text:span>into arrays<text:span text:style-name="T2">. We will practice these techniques using data from the SSA baby names data set (</text:span><text:a xlink:type="simple" xlink:href="https://www.ssa.gov/OACT/babynames/limits.html" text:style-name="Internet_20_link" text:visited-style-name="Visited_20_Internet_20_Link"><text:span text:style-name="T2">https://www.ssa.gov/OACT/babynames/limits.html</text:span></text:a><text:span text:style-name="T2">). The data set will be pre-cleaned so that participants can work easily within a tidy, modified data set. </text:span></text:p>
      <text:p text:style-name="P1"/>
      <text:p text:style-name="P5">1:30<text:span text:style-name="T2">pm</text:span>-3<text:span text:style-name="T2">pm</text:span></text:p>
      <text:p text:style-name="P14">Introduction to the syntax of defining functions. Brief introduction to creating a scatter plot with matplotlib, through a continued investigation of the SSA baby names data set. Participants will use the tools introduced in the first part of the session to:</text:p>
      <text:p text:style-name="P7">- plot <text:span text:style-name="T2">the </text:span>distribution <text:span text:style-name="T2">of their name over time</text:span></text:p>
      <text:p text:style-name="P7">- <text:span text:style-name="T2">determine when was the largest </text:span>greatest <text:span text:style-name="T2">increase/decrease</text:span> in the<text:span text:style-name="T2">ir name’s popularity</text:span></text:p>
      <text:p text:style-name="P7">- <text:span text:style-name="T2">(if time) compare the distributions of the most popular boys’ names vs. girls’ names over time</text:span></text:p>
      <text:p text:style-name="P1"/>
      <text:p text:style-name="P5">3:15<text:span text:style-name="T2">pm</text:span>-5:30<text:span text:style-name="T2">pm</text:span></text:p>
      <text:p text:style-name="P2">The final section is intended to build participants’ confidence in creating their own routines by using one of the two data sets from prior in the tutorial to answer their own questions with the data, using statistical and visualization tools from the SciPy stack. The exact timeline will depend on the expected number of participants. I will provide a list of<text:span text:style-name="T8"> </text:span>possible mini-projects, and participants will work in small groups to answer a question of their choosing. A few example questions: <text:span text:style-name="T1">Where in the United States </text:span>are <text:span text:style-name="T1">your name</text:span>(s)<text:span text:style-name="T1"> popular? How do the distributions of the most-popular names over time differ from those of the second most-popular names? If time is limited</text:span>, <text:span text:style-name="T12">I will guide all </text:span>participants <text:span text:style-name="T12">through the same question. No new concepts will be presented in this section.</text:span></text:p>
      <text:p text:style-name="P2"/>
      <text:p text:style-name="P2"/>
      <text:p text:style-name="P2"/>
      <text:p text:style-name="P2"/>
      <text:p text:style-name="P2"><text:soft-page-break/><text:span text:style-name="T14">Bio</text:span></text:p>
      <text:p text:style-name="P2">Emily Quinn Finney is a newly-minted M.S. in astrophysics, who spent the past five years using tools of the SciPy stack to understand properties of galaxy clusters. She has extensive experience teaching workshops in summer camp contexts; she has designed and directed her own curricula for physics of music, environmental science, and computer programming camps for students ages 4-16. Most recently (April-June 2017), she taught science and math at The Peregrine School, an independent elementary school in Davis, CA. </text:p>
      <text:p text:style-name="P2"/>
      <text:p text:style-name="P2"/>
      <text:p text:style-name="P4">Skills and Instructions</text:p>
      <text:p text:style-name="P2"><text:span text:style-name="T3">Skills used in this tutorial: </text:span><text:span text:style-name="T10">Python, </text:span>NumPy, <text:span text:style-name="T9">matplotlib, </text:span>Ipython/Jupyter notebook.</text:p>
      <text:p text:style-name="P2"/>
      <text:p text:style-name="P2"><text:span text:style-name="T3">Background knowledge required:</text:span> Introductory <text:span text:style-name="T8">programming experience</text:span> will be very helpful. Command line basics may be helpful but not necessary; I will avoid use of the command line in this tutorial. Some knowledge of basic statistics could be helpful but I will explain any statistical concepts used in the tutorial. </text:p>
      <text:p text:style-name="P2"/>
      <text:p text:style-name="P10"><text:span text:style-name="T5">Installation instructions:</text:span><text:span text:style-name="T2"> Given the wide variety of operating systems, I recommend installing all dependencies using Anaconda (</text:span><text:a xlink:type="simple" xlink:href="https://www.continuum.io/downloads" text:style-name="Internet_20_link" text:visited-style-name="Visited_20_Internet_20_Link"><text:span text:style-name="T2">https://www.continuum.io/downloads</text:span></text:a><text:span text:style-name="T2">). Download the Python 3.6 package appropriate to your operating system. If you have a Windows or Mac, double-click on the package name to start the graphical installer. If you have a Linux, type the command </text:span></text:p>
      <text:p text:style-name="P10"><text:span text:style-name="Source_20_Text">bash Anaconda3-4.3.1-Linux-x86_64.sh </text:span></text:p>
      <text:p text:style-name="P11">into your terminal window. Follow all instructions for the installer. For Linux or Mac, when prompted whether to add the Anaconda directory to your .profile or your .bashrc, type ‘y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4:58:07.098264310</meta:creation-date>
    <dc:date>2017-03-12T22:26:13.696363324</dc:date>
    <meta:editing-duration>PT10H19M48S</meta:editing-duration>
    <meta:editing-cycles>15</meta:editing-cycles>
    <meta:generator>LibreOffice/5.1.6.2$Linux_X86_64 LibreOffice_project/10m0$Build-2</meta:generator>
    <meta:document-statistic meta:table-count="0" meta:image-count="0" meta:object-count="0" meta:page-count="2" meta:paragraph-count="26" meta:word-count="679" meta:character-count="4431" meta:non-whitespace-character-count="3770"/>
  </office:meta>
</office:document-meta>
</file>